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ff0000" fo:font-size="22pt" fo:font-style="italic" style:text-underline-style="solid" style:text-underline-width="auto" style:text-underline-color="font-color" fo:font-weight="bold" officeooo:rsid="001b6b28" officeooo:paragraph-rsid="001b6b28" style:font-size-asian="19.25pt" style:font-style-asian="italic" style:font-weight-asian="bold" style:font-size-complex="22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0000" fo:font-size="20pt" fo:font-style="italic" style:text-underline-style="none" fo:font-weight="bold" officeooo:rsid="001b6b28" officeooo:paragraph-rsid="001b6b28" style:font-size-asian="17.5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22pt" fo:font-style="italic" style:text-underline-style="none" fo:font-weight="bold" officeooo:rsid="001b6b28" officeooo:paragraph-rsid="001b6b28" style:font-size-asian="19.25pt" style:font-style-asian="italic" style:font-weight-asian="bold" style:font-size-complex="22pt" style:font-style-complex="italic" style:font-weight-complex="bold"/>
    </style:style>
    <style:style style:name="P4" style:family="paragraph" style:parent-style-name="Standard" style:list-style-name="L3">
      <style:paragraph-properties fo:text-align="start" style:justify-single-word="false"/>
      <style:text-properties fo:color="#000000" fo:font-size="18pt" fo:font-style="italic" style:text-underline-style="none" fo:font-weight="bold" officeooo:rsid="001b6b28" officeooo:paragraph-rsid="001b6b28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fo:font-size="18pt" fo:font-style="italic" style:text-underline-style="none" fo:font-weight="bold" officeooo:rsid="001b6b28" officeooo:paragraph-rsid="001b6b28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8pt" fo:font-style="italic" style:text-underline-style="none" fo:font-weight="bold" officeooo:rsid="001b6b28" officeooo:paragraph-rsid="001b6b28" style:font-size-asian="15.75pt" style:font-style-asian="italic" style:font-weight-asian="bold" style:font-size-complex="18pt" style:font-style-complex="italic" style:font-weight-complex="bold"/>
    </style:style>
    <style:style style:name="P7" style:family="paragraph" style:parent-style-name="Standard" style:list-style-name="L5">
      <style:paragraph-properties fo:text-align="start" style:justify-single-word="false"/>
      <style:text-properties fo:color="#000000" fo:font-size="18pt" fo:font-style="italic" style:text-underline-style="none" fo:font-weight="bold" officeooo:rsid="001b6b28" officeooo:paragraph-rsid="001b6b28" style:font-size-asian="15.75pt" style:font-style-asian="italic" style:font-weight-asian="bold" style:font-size-complex="18pt" style:font-style-complex="italic" style:font-weight-complex="bold"/>
    </style:style>
    <style:style style:name="P8" style:family="paragraph" style:parent-style-name="Standard" style:list-style-name="L5">
      <style:paragraph-properties fo:text-align="start" style:justify-single-word="false"/>
      <style:text-properties fo:color="#000000" fo:font-size="18pt" fo:font-style="italic" style:text-underline-style="none" fo:font-weight="bold" officeooo:rsid="001b6b28" officeooo:paragraph-rsid="001c0a14" style:font-size-asian="15.75pt" style:font-style-asian="italic" style:font-weight-asian="bold" style:font-size-complex="18pt" style:font-style-complex="italic" style:font-weight-complex="bold"/>
    </style:style>
    <style:style style:name="P9" style:family="paragraph" style:parent-style-name="Header">
      <style:paragraph-properties fo:text-align="center" style:justify-single-word="false"/>
      <style:text-properties fo:font-size="30pt" officeooo:rsid="001b6b28" officeooo:paragraph-rsid="001b6b28" style:font-size-asian="26.25pt" style:font-size-complex="30pt"/>
    </style:style>
    <style:style style:name="T1" style:family="text">
      <style:text-properties fo:color="#6666ff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officeooo:rsid="001c0a14" style:font-size-asian="15.75pt" style:font-size-complex="18pt"/>
    </style:style>
    <style:style style:name="T7" style:family="text">
      <style:text-properties fo:font-size="18pt" style:font-size-asian="15.75pt" style:font-size-complex="18pt"/>
    </style:style>
    <style:style style:name="T8" style:family="text">
      <style:text-properties fo:color="#9933ff"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color="#9933ff" fo:font-size="18pt" style:text-underline-style="solid" style:text-underline-width="auto" style:text-underline-color="font-color" officeooo:rsid="001c0a14" style:font-size-asian="15.75pt" style:font-size-complex="18pt"/>
    </style:style>
    <style:style style:name="T10" style:family="text">
      <style:text-properties fo:color="#9933ff" fo:font-size="18pt" officeooo:rsid="001c0a14" style:font-size-asian="15.75pt" style:font-size-complex="18pt"/>
    </style:style>
    <style:style style:name="T11" style:family="text">
      <style:text-properties fo:color="#9933ff" officeooo:rsid="001c0a14"/>
    </style:style>
    <style:style style:name="T12" style:family="text">
      <style:text-properties officeooo:rsid="001c0a14"/>
    </style:style>
    <style:style style:name="T13" style:family="text">
      <style:text-properties fo:color="#00cc00" fo:font-size="20pt" officeooo:rsid="001c0a14" style:font-size-asian="17.5pt" style:font-size-complex="2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text:span text:style-name="T2">st</text:span> Meeting:</text:p>
      <text:p text:style-name="P3"><text:tab/><text:span text:style-name="T9">Sat 11/2 </text:span></text:p>
      <text:list xml:id="list8115789086767868075" text:style-name="L3">
        <text:list-item>
          <text:p text:style-name="P4">Choose the best way Avr or Arduino . (Ashraf &amp; Abanob)</text:p>
        </text:list-item>
        <text:list-item>
          <text:p text:style-name="P4">Create GitHub Accounts &amp; Project environment . (Leader)</text:p>
        </text:list-item>
        <text:list-item>
          <text:p text:style-name="P4">Cost plan. (Islam)</text:p>
        </text:list-item>
        <text:list-item>
          <text:p text:style-name="P4">our Design . (Leader &amp; Ashraf)</text:p>
        </text:list-item>
      </text:list>
      <text:p text:style-name="P5"/>
      <text:p text:style-name="P1">2<text:span text:style-name="T2">nd</text:span> Meeting:</text:p>
      <text:p text:style-name="P2"><text:tab/><text:span text:style-name="T8">Thr 15 /2 </text:span></text:p>
      <text:p text:style-name="P6"/>
      <text:list xml:id="list8996970524236223590" text:style-name="L5">
        <text:list-item>
          <text:p text:style-name="P7">Cost plan (Islam)</text:p>
        </text:list-item>
        <text:list-item>
          <text:p text:style-name="P7">Design (Leader)</text:p>
        </text:list-item>
        <text:list-item>
          <text:p text:style-name="P7">Use Avr practically (Ashraf &amp; Abanob &amp; Salib) </text:p>
        </text:list-item>
        <text:list-item>
          <text:p text:style-name="P7">Documentation ( Islam &amp; Abanob)</text:p>
          <text:p text:style-name="P8"><text:s/></text:p>
          <text:p text:style-name="P8"><text:span text:style-name="T13">Modification done by : Abanob Medhat . 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30pt" officeooo:rsid="001b6b28" officeooo:paragraph-rsid="001b6b28" style:font-size-asian="26.25pt" style:font-size-complex="30pt"/>
    </style:style>
    <style:style style:name="MT1" style:family="text">
      <style:text-properties fo:color="#6666ff" fo:font-style="normal" fo:font-weight="bold" style:font-style-asian="normal" style:font-weight-asian="bold" style:font-style-complex="normal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eeting Agenda</text:span>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22:59:04.805510523</meta:creation-date>
    <dc:date>2018-02-17T23:12:07.931641572</dc:date>
    <meta:editing-duration>PT2M42S</meta:editing-duration>
    <meta:editing-cycles>1</meta:editing-cycles>
    <meta:document-statistic meta:table-count="0" meta:image-count="0" meta:object-count="0" meta:page-count="1" meta:paragraph-count="15" meta:word-count="74" meta:character-count="377" meta:non-whitespace-character-count="318"/>
    <meta:generator>LibreOffice/5.1.6.2$Linux_X86_64 LibreOffice_project/10m0$Build-2</meta:generator>
  </office:meta>
</office:document-meta>
</file>